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20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3711914124559813994"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6731836339834211408"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4361592632849985012"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5014207979752519939"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519845131465342792"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9010413473556575649"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9027891778529727036"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1344608844345037870"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5641189" text:continue-list="list9027891778529727036"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187144952767067898"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633371"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632292"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5642106" text:continue-numbering="true" text:style-name="L9">
        <text:list-item>
          <text:list>
            <text:list-header>
              <text:p text:style-name="P197">Warm down: <text:span text:style-name="T2">0.25 mile jog home</text:span></text:p>
              <text:p text:style-name="P198"/>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5646747" text:continue-numbering="true" text:style-name="L9">
        <text:list-item>
          <text:list>
            <text:list-header>
              <text:p text:style-name="P198">Time for 4.8 miles: 56: 32, Ave Pace: 11:51/mile, Ave HR:118,-&gt;1399 heartbeats/Mile</text:p>
              <text:p text:style-name="P19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647678" text:continue-numbering="true" text:style-name="L9">
        <text:list-item>
          <text:list>
            <text:list-header>
              <text:p text:style-name="P198">Today Oct 13:</text:p>
              <text:p text:style-name="P198">Time for 4.8 miles: 59: 34, Ave Pace: 12:24.5/mile, Ave HR:108.5,-&gt;1345 heartbeats/Mile</text:p>
              <text:p text:style-name="P198">On Thur <text:s/>Oct 8, 2020: </text:p>
              <text:p text:style-name="P198">Time for 4.8 miles: 59: 55, Ave Pace: 12:29/mile, Ave HR:112,-&gt;1398 heartbeats/Mile</text:p>
              <text:p text:style-name="P199">On Oct 8 when going up hill, I ran until my HR was up to 120 bpm and then walked until my HR was 110 bpm and then repeated.</text:p>
              <text:p text:style-name="P199">On Oct 13 when going up hill, I ran until my HR was up to 115 bpm and then walked until my HR was 105 bpm and then repeated.</text:p>
              <text:p text:style-name="P200">On Oct 13 my average rate was faster and heartbeats/mile was lower. Therefore this scheme is better. I should repeat these two workouts and also try the following:</text:p>
              <text:p text:style-name="P199">When going up hill, run until my HR is up to 110 bpm and then walk until my HR is 100 bpm and repeat.</text:p>
              <text:p text:style-name="P20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3867115091930825146"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3085837426281979983"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355515663046611853"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625915" text:continue-numbering="true" text:style-name="L12">
        <text:list-item>
          <text:list>
            <text:list-header>
              <text:p text:style-name="P206">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150719790955333973" text:style-name="L13">
        <text:list-item>
          <text:list>
            <text:list-header>
              <text:p text:style-name="P189">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281188986305341903"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890609595318609171" text:style-name="L15">
        <text:list-item>
          <text:list>
            <text:list-header>
              <text:p text:style-name="P171">1.5 miles averaging about 9:40/mile and rest 1 min</text:p>
            </text:list-header>
          </text:list>
        </text:list-item>
      </text:list>
      <text:p text:style-name="P23">1 mile in 8:26 and rest 2 min</text:p>
      <text:list xml:id="list8382362333444799757"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691083873704677102" text:style-name="L17">
        <text:list-item>
          <text:list>
            <text:list-header>
              <text:p text:style-name="P173">5.25 miles on roads and bike paths in Oosterwold</text:p>
              <text:p text:style-name="P190">Average pace: 11:08/mile</text:p>
              <text:p text:style-name="P19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655606" text:continue-numbering="true" text:style-name="L17">
        <text:list-item>
          <text:list>
            <text:list-header>
              <text:p text:style-name="P173">5.25 miles on roads and bike paths in Oosterwold</text:p>
              <text:p text:style-name="P190">Average pace: 9:52/mile</text:p>
              <text:p text:style-name="P190">Warm down: 0.25 miles</text:p>
            </text:list-header>
          </text:list>
        </text:list-item>
      </text:list>
      <text:p text:style-name="P10"/>
      <text:p text:style-name="P23">Tues May 17, 2022 no running</text:p>
      <text:list xml:id="list7025216914522377097"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407433062917447564"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7311574429043094700"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5641586" text:continue-list="list2407433062917447564" text:style-name="L19">
        <text:list-item>
          <text:list>
            <text:list-header>
              <text:p text:style-name="P175">(Pace*HR)=1240</text:p>
            </text:list-header>
          </text:list>
        </text:list-item>
      </text:list>
      <text:list xml:id="list35637921" text:continue-list="list7025216914522377097" text:style-name="L18">
        <text:list-item>
          <text:list>
            <text:list-header>
              <text:p text:style-name="P174">2 miles at 10:46/mile Ave HR= 121 bpm and rest a few minutes</text:p>
            </text:list-header>
          </text:list>
        </text:list-item>
      </text:list>
      <text:list xml:id="list35624989" text:continue-list="list35641586"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5645441"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364207840759620297"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325619374252288992"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3525870407625646636" text:style-name="L23">
        <text:list-item>
          <text:list>
            <text:list-header>
              <text:p text:style-name="P19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6515565199384278764" text:style-name="L24">
        <text:list-item>
          <text:p text:style-name="P202">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997387172819392058"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253209603412023589"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5630996" text:continue-numbering="true" text:style-name="L26">
        <text:list-item>
          <text:list>
            <text:list-header>
              <text:p text:style-name="P179">0.1 mile lead in to a 4 mile run</text:p>
              <text:p text:style-name="P192">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640127"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128511670918195096"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2958541755363428563"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433704193116669681"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7122069814950840193"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3090166184235243735" text:style-name="L31">
        <text:list-item>
          <text:list>
            <text:list-header>
              <text:p text:style-name="P184">0.25 miles in 2:14 and 0.25 mile jog followed by a few minute rest</text:p>
              <text:p text:style-name="P184">0.05 mile lead into 1000m run at 8:27/mile followed by 0.2 mile jog</text:p>
              <text:p text:style-name="P184"><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5997391555870628005" text:style-name="L32">
        <text:list-item>
          <text:list>
            <text:list-header>
              <text:p text:style-name="P185">0.25 miles in 2:54</text:p>
              <text:p text:style-name="P185">1 mile in 9:21 going faster as I ran and ending at around 8:30 pace</text:p>
            </text:list-header>
          </text:list>
        </text:list-item>
      </text:list>
      <text:list xml:id="list2801593281649959512" text:style-name="L33">
        <text:list-item>
          <text:list>
            <text:list-header>
              <text:p text:style-name="P186">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1823564947884727152" text:style-name="L34">
        <text:list-item>
          <text:list>
            <text:list-header>
              <text:p text:style-name="P187">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365490556657973946" text:style-name="L35">
        <text:list-item>
          <text:list>
            <text:list-header>
              <text:p text:style-name="P188">3.2 mile splits: 32:06 (10:02/mile), 30:59 (9:41/mile), The last 5 loops at 9:29/mile</text:p>
              <text:p text:style-name="P188">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9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56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63 days</text:span></text:p>
      <text:p text:style-name="P77"/>
      <text:p text:style-name="P104"><text:soft-page-break/>Sat <text:s/>Sept 2, 2023 <text:span text:style-name="T1"><text:s/>2.1 miles</text:span></text:p>
      <text:p text:style-name="P104"><text:span text:style-name="T1">Warm up:</text:span> 0.25 miles to cemetery loop</text:p>
      <text:p text:style-name="P102">Run:<text:span text:style-name="T2"> 5 loops, Distance: 1.6 miles, Ave Pace: 11:16/mile, Total ascent: 110 ft</text:span></text:p>
      <text:p text:style-name="P104"><text:span text:style-name="T1">Warm down:</text:span> 0.25 miles</text:p>
      <text:p text:style-name="P104"/>
      <text:p text:style-name="P104">Sun <text:s/>Sept 3, 2023 <text:span text:style-name="T1"><text:s/>2.1 miles</text:span></text:p>
      <text:p text:style-name="P104"><text:span text:style-name="T1">Warm up:</text:span> 0.25 miles to cemetery loop</text:p>
      <text:p text:style-name="P102">Run:<text:span text:style-name="T2"> 5 loops, Distance: 1.6 miles, Ave Pace: 10:23/mile, Total ascent: 110 ft</text:span></text:p>
      <text:p text:style-name="P104"><text:span text:style-name="T1">Warm down:</text:span> 0.25 miles</text:p>
      <text:p text:style-name="P102"/>
      <text:p text:style-name="P104">Mon <text:s/>Sept 4, 2023 <text:span text:style-name="T1"><text:s/>3 miles</text:span></text:p>
      <text:p text:style-name="P104"><text:span text:style-name="T1">Warm up:</text:span> 0.2 miles to cemetery loop</text:p>
      <text:p text:style-name="P102">Run:<text:span text:style-name="T2"> 5 loops, Distance: 1.6 miles, Ave Pace: 10:03/mile, Total ascent: 110 ft</text:span></text:p>
      <text:p text:style-name="P104"><text:span text:style-name="T1">Warm down:</text:span> 1.2 miles slowly</text:p>
      <text:p text:style-name="P102"/>
      <text:p text:style-name="P104">Tues <text:s/>Sept 5, 2023 <text:span text:style-name="T1"><text:s/>2.5 miles</text:span></text:p>
      <text:p text:style-name="P104"><text:span text:style-name="T1">Warm up:</text:span> 0.25 miles to cemetery loop</text:p>
      <text:p text:style-name="P102">Run:<text:span text:style-name="T2"> 2 miles on the cemetery, <text:s/>Ave Pace: 11:06/mile, Total ascent: 132 ft</text:span></text:p>
      <text:p text:style-name="P104"><text:span text:style-name="T1">Warm down:</text:span> 0.25 miles </text:p>
      <text:p text:style-name="P102"/>
      <text:p text:style-name="P104">Wed Sept 6, 2023 <text:span text:style-name="T1"><text:s/>2.5 miles</text:span></text:p>
      <text:p text:style-name="P104"><text:span text:style-name="T1">Warm up:</text:span> 0.25 miles to cemetery loop</text:p>
      <text:p text:style-name="P102">Run:<text:span text:style-name="T2"> 2 miles on the cemetery, <text:s/>Ave Pace: 10:46/mile, Total ascent: 132 ft</text:span></text:p>
      <text:p text:style-name="P104"><text:span text:style-name="T1">Warm down:</text:span> 0.25 miles </text:p>
      <text:p text:style-name="P104"/>
      <text:p text:style-name="P104">Thur Sept 7, 2023 <text:span text:style-name="T1"><text:s/>2.85 miles</text:span></text:p>
      <text:p text:style-name="P104"><text:span text:style-name="T1">Warm up:</text:span> 0.5 miles to cemetery loop</text:p>
      <text:p text:style-name="P102">Run: <text:span text:style-name="T2">1.07 miles on the loop, <text:s/>Time: 9:26/mile, Total ascent: 66 ft</text:span></text:p>
      <text:p text:style-name="P104"><text:span text:style-name="T1">Warm down:</text:span> 0.25 miles </text:p>
      <text:p text:style-name="P104"/>
      <text:p text:style-name="P104">Fri Sept 8, 2023 <text:span text:style-name="T1"><text:s/>2.5 miles</text:span></text:p>
      <text:p text:style-name="P104"><text:span text:style-name="T1">Warm up:</text:span> 0.25 miles to cemetery loop</text:p>
      <text:p text:style-name="P102">Run: <text:span text:style-name="T2">1 miles on the loop, <text:s/>Time: 9:58/mile, Total ascent: 70 ft</text:span></text:p>
      <text:p text:style-name="P104"><text:span text:style-name="T1">Warm down:</text:span> 0.25 miles</text:p>
      <text:p text:style-name="P104"/>
      <text:p text:style-name="P203">During the past week: <text:span text:style-name="T1">17.6 miles</text:span> <text:s/>streak of 70 days </text:p>
      <text:p text:style-name="P104"/>
      <text:p text:style-name="P104">Sat Sept 9, 2023 <text:span text:style-name="T1"><text:s/>2.5 miles</text:span></text:p>
      <text:p text:style-name="P104"><text:span text:style-name="T1">Warm up:</text:span> 0.25 miles to cemetery loop</text:p>
      <text:p text:style-name="P102">Run: <text:span text:style-name="T2">1 miles on the loop, <text:s/>Time: 11:03/mile, Total ascent: 70 ft</text:span></text:p>
      <text:p text:style-name="P104"><text:span text:style-name="T1">Warm down:</text:span> 0.25 miles</text:p>
      <text:p text:style-name="P104"/>
      <text:p text:style-name="P104">Sun Sept 10, 2023 <text:span text:style-name="T1">10 miles</text:span> I started the Erie Marathon</text:p>
      <text:p text:style-name="P104"><text:span text:style-name="T1">Warm up:</text:span> I walked and jogged 0.75 miles </text:p>
      <text:p text:style-name="P102">Run: <text:span text:style-name="T2">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4"><text:soft-page-break/>Mon Sept 11, 2023 <text:span text:style-name="T1">1.5 miles</text:span> at an easy pace.</text:p>
      <text:p text:style-name="P104"/>
      <text:p text:style-name="P104">Tues Sept 12, 2023 <text:span text:style-name="T1">2.25 miles</text:span></text:p>
      <text:p text:style-name="P104"><text:span text:style-name="T1">Warm up:</text:span> 0.25 miles to cemetery loop</text:p>
      <text:p text:style-name="P91">Run: <text:span text:style-name="T2">2 miles on the loop some of which was with Olivia. Time: 23:23</text:span></text:p>
      <text:p text:style-name="P77"/>
      <text:p text:style-name="P104">Wed Sept 13, 2023 <text:span text:style-name="T1">3.2 miles </text:span>averaging 12:54/mile</text:p>
      <text:p text:style-name="P77">I ran down Limber and Jefferson, into the cemetery to the very top and back home. It is a very hilly course.</text:p>
      <text:p text:style-name="P77"/>
      <text:p text:style-name="P77">Thur Sept 14, 2023 <text:span text:style-name="T1">4 miles</text:span></text:p>
      <text:p text:style-name="P77"><text:span text:style-name="T1">Warm up: </text:span>1 mile in 10:03 and rest a few minutes</text:p>
      <text:p text:style-name="P77"><text:span text:style-name="T1">Run:</text:span> I ran 3 miles on the Ernst Trail with 10 other runners. Time: 28:05, Ave Pace: 9:22/mile</text:p>
      <text:p text:style-name="P77"/>
      <text:p text:style-name="P77">Fri Sept 15, 2023 <text:span text:style-name="T1">3 miles</text:span> on a Wise Center treadmill</text:p>
      <text:p text:style-name="P91">Approximate Splits: <text:span text:style-name="T2">11:30, 11:00, 12:00</text:span></text:p>
      <text:p text:style-name="P91"><text:span text:style-name="T2"/></text:p>
      <text:p text:style-name="P203">During the past week: <text:span text:style-name="T1">26.5 miles</text:span> <text:s/>streak of 77 days</text:p>
      <text:p text:style-name="P203"><text:span text:style-name="T2"/></text:p>
      <text:p text:style-name="P104">Sat Sept 16, 2023 <text:span text:style-name="T1"><text:s/>4.2 miles</text:span></text:p>
      <text:p text:style-name="P102">Run: <text:span text:style-name="T2">4 miles on the loop, Pace: 11:45/mile, Total ascent: 270 ft</text:span></text:p>
      <text:p text:style-name="P104"><text:span text:style-name="T1">Warm down:</text:span> 0.2 <text:s/>miles</text:p>
      <text:p text:style-name="P77"/>
      <text:p text:style-name="P91">20 or more cemetery loop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oft-page-break/><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soft-page-break/><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8996744292970755" text:style-name="L36">
        <text:list-item>
          <text:list>
            <text:list-header>
              <text:p text:style-name="P19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text:soft-page-break/></text:p>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9-16T15:38:00.72</dc:date>
    <dc:creator>James Lombardi</dc:creator>
    <meta:editing-duration>P22DT11H43M36S</meta:editing-duration>
    <meta:editing-cycles>1830</meta:editing-cycles>
    <meta:generator>OpenOffice/4.1.2$Win32 OpenOffice.org_project/412m3$Build-9782</meta:generator>
    <meta:document-statistic meta:table-count="0" meta:image-count="9" meta:object-count="0" meta:page-count="184" meta:paragraph-count="5323" meta:word-count="57302" meta:character-count="293912"/>
  </office:meta>
</office:document-meta>
</file>